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WWNum3">
      <style:paragraph-properties fo:text-align="start" style:justify-single-word="false"/>
    </style:style>
    <style:style style:name="P3" style:family="paragraph" style:parent-style-name="Standard" style:list-style-name="WWNum2">
      <style:paragraph-properties fo:text-align="start" style:justify-single-word="false"/>
    </style:style>
    <style:style style:name="P4" style:family="paragraph" style:parent-style-name="Standard" style:list-style-name="WWNum1">
      <style:paragraph-properties fo:text-align="start" style:justify-single-word="false"/>
    </style:style>
    <style:style style:name="P5" style:family="paragraph" style:parent-style-name="Standard" style:list-style-name="WWNum4">
      <style:paragraph-properties fo:text-align="start" style:justify-single-word="false"/>
    </style:style>
    <style:style style:name="P6" style:family="paragraph" style:parent-style-name="Standard" style:list-style-name="WWNum5">
      <style:paragraph-properties fo:text-align="start" style:justify-single-word="false"/>
    </style:style>
    <style:style style:name="P7" style:family="paragraph" style:parent-style-name="Standard" style:list-style-name="WWNum12">
      <style:paragraph-properties fo:text-align="start" style:justify-single-word="false"/>
    </style:style>
    <style:style style:name="P8" style:family="paragraph" style:parent-style-name="Standard" style:list-style-name="WWNum6">
      <style:paragraph-properties fo:text-align="start" style:justify-single-word="false"/>
    </style:style>
    <style:style style:name="P9" style:family="paragraph" style:parent-style-name="Standard" style:list-style-name="WWNum7">
      <style:paragraph-properties fo:text-align="start" style:justify-single-word="false"/>
    </style:style>
    <style:style style:name="P10" style:family="paragraph" style:parent-style-name="Standard" style:list-style-name="WWNum8">
      <style:paragraph-properties fo:text-align="start" style:justify-single-word="false"/>
    </style:style>
    <style:style style:name="P11" style:family="paragraph" style:parent-style-name="Standard" style:list-style-name="WWNum9">
      <style:paragraph-properties fo:text-align="start" style:justify-single-word="false"/>
    </style:style>
    <style:style style:name="P12" style:family="paragraph" style:parent-style-name="Standard" style:list-style-name="WWNum10">
      <style:paragraph-properties fo:text-align="start" style:justify-single-word="false"/>
    </style:style>
    <style:style style:name="P13" style:family="paragraph" style:parent-style-name="Standard" style:list-style-name="WWNum11">
      <style:paragraph-properties fo:text-align="start" style:justify-single-word="false"/>
    </style:style>
    <style:style style:name="P14" style:family="paragraph" style:parent-style-name="Standard">
      <style:paragraph-properties fo:text-align="start" style:justify-single-word="false"/>
      <style:text-properties style:text-underline-style="solid" style:text-underline-width="auto" style:text-underline-color="font-color"/>
    </style:style>
    <style:style style:name="P15" style:family="paragraph" style:parent-style-name="Standard">
      <style:paragraph-properties fo:text-align="center" style:justify-single-word="false"/>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list-style-name="">
      <style:paragraph-properties fo:margin-left="1.27cm" fo:margin-right="0cm" fo:text-align="start" style:justify-single-word="false" fo:text-indent="0cm" style:auto-text-indent="false"/>
      <style:text-properties fo:font-weight="normal" style:font-weight-asian="normal" style:font-weight-complex="normal"/>
    </style:style>
    <style:style style:name="P18" style:family="paragraph" style:parent-style-name="Standard"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UNI1 System Requirements</text:span></text:p>
      <text:p text:style-name="P15"/>
      <text:p text:style-name="P1"><text:span text:style-name="T3">1. Definitions</text:span></text:p>
      <text:p text:style-name="P14"/>
      <text:p text:style-name="P1"><text:span text:style-name="T4">1.2 General definitions</text:span></text:p>
      <text:list xml:id="list3236597216" text:style-name="WWNum3">
        <text:list-item>
          <text:p text:style-name="P2"><text:span text:style-name="T5">The system</text:span><text:span text:style-name="T6"> refers to the new website under development, of which these are the requirements.</text:span></text:p>
        </text:list-item>
        <text:list-item>
          <text:p text:style-name="P2"><text:span text:style-name="T5">The website </text:span><text:span text:style-name="T6">and/or </text:span><text:span text:style-name="T5">the web portal/web services</text:span><text:span text:style-name="T6"> shall refer to the online interface through which most interactions with the system will take place.</text:span></text:p>
        </text:list-item>
        <text:list-item>
          <text:p text:style-name="P2"><text:span text:style-name="T5">Pre-existing services </text:span><text:span text:style-name="T6">shall refer to any and all plugin services such as payment and user authentication which the network already has.</text:span></text:p>
        </text:list-item>
      </text:list>
      <text:p text:style-name="P17"/>
      <text:p text:style-name="P1"><text:span text:style-name="T2">1.1 Stakeholders</text:span></text:p>
      <text:list xml:id="list3838251049" text:style-name="WWNum2">
        <text:list-item>
          <text:p text:style-name="P3"><text:span text:style-name="T5">The network</text:span><text:span text:style-name="T6"> shall refer to the UNI1 network as a whole, including all organizations and their representatives.</text:span></text:p>
        </text:list-item>
        <text:list-item>
          <text:p text:style-name="P3"><text:span text:style-name="T5">Anonymous visitors</text:span><text:span text:style-name="T6"> shall refer to any visitors to the website who have not logged in or otherwise authenticated themselves.</text:span></text:p>
        </text:list-item>
      </text:list>
      <text:list xml:id="list912834093" text:style-name="WWNum1">
        <text:list-item>
          <text:p text:style-name="P4"><text:span text:style-name="T5">Students</text:span><text:span text:style-name="T6"> shall hereafter refer to those people whose chief involvement with the network is in taking the courses offered, be they </text:span><text:span text:style-name="T5">prospective students</text:span><text:span text:style-name="T6">, who have registered and logged in but have not yet paid for their courses nor consequently begun taking them, or </text:span><text:span text:style-name="T5">active students</text:span><text:span text:style-name="T6">, who have either paid for their program or begun taking it.</text:span></text:p>
        </text:list-item>
        <text:list-item>
          <text:p text:style-name="P4"><text:span text:style-name="T5">Organizations </text:span><text:span text:style-name="T6">shall refer to any parties who offer courses on the UNI1 network.</text:span></text:p>
        </text:list-item>
        <text:list-item>
          <text:p text:style-name="P4"><text:span text:style-name="T5">Third party contract holders</text:span><text:span text:style-name="T6"> shall refer to any company or individual rendering a professional service to the network for the maintenance and/or development of either the web service specifically or the system as a whole.</text:span></text:p>
        </text:list-item>
        <text:list-item>
          <text:p text:style-name="P4"><text:span text:style-name="T5">Administrative staff</text:span><text:span text:style-name="T6"> shall refer to any individuals employed by the network to maintain or upgrade the service, who therefore have higher level access to system resources.</text:span></text:p>
        </text:list-item>
      </text:list>
      <text:p text:style-name="P16"/>
      <text:p text:style-name="P16"/>
      <text:p text:style-name="P1"><text:span text:style-name="T3">2. Stakeholder requirements</text:span></text:p>
      <text:p text:style-name="P16"/>
      <text:p text:style-name="P1"><text:span text:style-name="T4">2.1 Anonymous visitors</text:span></text:p>
      <text:list xml:id="list2823898779" text:style-name="WWNum4">
        <text:list-item>
          <text:p text:style-name="P5"><text:span text:style-name="T6">The anonymous visitor shall be able to access a reduced portion of the web services without any login information by visiting the relevant URL.</text:span></text:p>
        </text:list-item>
        <text:list-item>
          <text:p text:style-name="P5"><text:span text:style-name="T6">The anonymous visitor shall be able to view several general information pages providing descriptions of the services available, the mission statement, and several necessary legal documents such as terms and conditions.</text:span></text:p>
        </text:list-item>
        <text:list-item>
          <text:p text:style-name="P5"><text:span text:style-name="T6">The anonymous visitor shall be able to view a list of organizations which offer courses, and by visiting separate web pages appropriately linked on the website, will be able to read brief descriptions of each organisation and the courses they offer.</text:span></text:p>
        </text:list-item>
        <text:list-item>
          <text:p text:style-name="P5"><text:span text:style-name="T6">By creating an account with a verified email address and an appropriately secure password, the anonymous visitor will become a prospective student.</text:span></text:p>
        </text:list-item>
      </text:list>
      <text:p text:style-name="P16"/>
      <text:p text:style-name="P1"><text:span text:style-name="T4">2.2 Prospective students</text:span></text:p>
      <text:list xml:id="list974544480" text:style-name="WWNum5">
        <text:list-item>
          <text:p text:style-name="P6"><text:span text:style-name="T6">The prospective student shall be able to perform all those actions available to the anonymous visitor.</text:span></text:p>
        </text:list-item>
      </text:list>
      <text:list xml:id="list183716794083336" text:continue-list="list2823898779" text:style-name="WWNum4">
        <text:list-item>
          <text:p text:style-name="P5"><text:span text:style-name="T6">The prospective student will further be able to access by appropriate navigation through the web portal a greater ranger of more detailed course descriptions, prices and pre-requisites.</text:span></text:p>
        </text:list-item>
        <text:list-item>
          <text:p text:style-name="P5"><text:span text:style-name="T6">Specifically, for each course, the prospective student will be able to see:</text:span></text:p>
          <text:list>
            <text:list-item>
              <text:p text:style-name="P5"><text:span text:style-name="T6">The price of the course, in credits and currency.</text:span></text:p>
            </text:list-item>
            <text:list-item>
              <text:p text:style-name="P5"><text:span text:style-name="T6">The duration of the course.</text:span></text:p>
            </text:list-item>
            <text:list-item>
              <text:p text:style-name="P5"><text:span text:style-name="T6">The course pre-requisites.</text:span></text:p>
            </text:list-item>
            <text:list-item>
              <text:p text:style-name="P5"><text:soft-page-break/><text:span text:style-name="T6">The expected number of hours to complete the course.</text:span></text:p>
            </text:list-item>
            <text:list-item>
              <text:p text:style-name="P5"><text:span text:style-name="T6">Other information about the organization which offers it, and which courses it is a pre-requisite for.</text:span></text:p>
            </text:list-item>
          </text:list>
        </text:list-item>
        <text:list-item>
          <text:p text:style-name="P5"><text:span text:style-name="T6">The prospective student will be able to add courses to their virtual shopping basket.</text:span></text:p>
        </text:list-item>
        <text:list-item>
          <text:p text:style-name="P5"><text:span text:style-name="T6">The virtual shopping basket shall exist as a page which the prospective student can visit from a sidebar visible on all other website pages.</text:span></text:p>
        </text:list-item>
        <text:list-item>
          <text:p text:style-name="P5"><text:span text:style-name="T6">The virtual shopping basket shall be saved between sessions and linked securely to the individual account.</text:span></text:p>
        </text:list-item>
        <text:list-item>
          <text:p text:style-name="P5"><text:span text:style-name="T6">The virtual shopping basket shall contain a variety of information relevant to the course selection which it currently contains, including but not limited to:</text:span></text:p>
          <text:list>
            <text:list-item>
              <text:p text:style-name="P5"><text:span text:style-name="T6">Any courses not currently selected but required as pre-requisites.</text:span></text:p>
            </text:list-item>
            <text:list-item>
              <text:p text:style-name="P5"><text:span text:style-name="T6">The current cost of the courses selected.</text:span></text:p>
            </text:list-item>
            <text:list-item>
              <text:p text:style-name="P5"><text:span text:style-name="T6">The program or portion of a program which the current selection forms.</text:span></text:p>
            </text:list-item>
          </text:list>
        </text:list-item>
        <text:list-item>
          <text:p text:style-name="P5"><text:span text:style-name="T6">The prospective student will also have access to a Personalizations and Customizations page.</text:span></text:p>
        </text:list-item>
        <text:list-item>
          <text:p text:style-name="P5"><text:span text:style-name="T6">Through this page (hereafter the </text:span><text:span text:style-name="T5">P&amp;C page</text:span><text:span text:style-name="T6">) the prospective student will have access to:</text:span></text:p>
          <text:list>
            <text:list-item>
              <text:p text:style-name="P5"><text:span text:style-name="T6">A summary of any current personalisations they have made.</text:span></text:p>
            </text:list-item>
            <text:list-item>
              <text:p text:style-name="P5"><text:span text:style-name="T6">An explanation of the options available</text:span></text:p>
            </text:list-item>
            <text:list-item>
              <text:p text:style-name="P5"><text:span text:style-name="T6">A notification bar for any new customizations available</text:span></text:p>
            </text:list-item>
          </text:list>
        </text:list-item>
        <text:list-item>
          <text:p text:style-name="P5"><text:span text:style-name="T6">The P&amp;C service will allow the prospective student to select such preferences as:</text:span></text:p>
          <text:list>
            <text:list-item>
              <text:p text:style-name="P5"><text:span text:style-name="T6">courses and organizations which offer courses in a specific language or selection of languages</text:span></text:p>
            </text:list-item>
            <text:list-item>
              <text:p text:style-name="P5"><text:span text:style-name="T6">where available, extending the duration of courses.</text:span></text:p>
            </text:list-item>
          </text:list>
        </text:list-item>
        <text:list-item>
          <text:p text:style-name="P5"><text:span text:style-name="T6">The P&amp;C service will be flexible and easy to update, so that third party contract holders can add new options quickly and easily.</text:span></text:p>
        </text:list-item>
      </text:list>
      <text:p text:style-name="P16"/>
      <text:p text:style-name="P1"><text:span text:style-name="T4">2.3 Active students</text:span></text:p>
      <text:list xml:id="list1945907856" text:style-name="WWNum12">
        <text:list-item>
          <text:p text:style-name="P7"><text:span text:style-name="T6">The active student shall be able to perform all those actions available to the prospective student.</text:span></text:p>
        </text:list-item>
      </text:list>
      <text:list xml:id="list183716940987112" text:continue-list="list183716794083336" text:style-name="WWNum4">
        <text:list-item>
          <text:p text:style-name="P5"><text:span text:style-name="T6">The active student shall be able to view the courses they are currently taking, and information about each one, such as the time remaining.</text:span></text:p>
        </text:list-item>
        <text:list-item>
          <text:p text:style-name="P5"><text:span text:style-name="T6">The active student shall be able to access an information page about their program as a whole and their progress towards individual learning goals.</text:span></text:p>
        </text:list-item>
        <text:list-item>
          <text:p text:style-name="P5"><text:span text:style-name="T6">The active student shall be able to access a support help page where they can contact administrative staff about serious faults, omissions or other failings.</text:span></text:p>
        </text:list-item>
      </text:list>
      <text:p text:style-name="P16"/>
      <text:p text:style-name="P1"><text:span text:style-name="T4">2.4 Organizations</text:span></text:p>
      <text:list xml:id="list3178596258" text:style-name="WWNum6">
        <text:list-item>
          <text:p text:style-name="P8"><text:span text:style-name="T6">Each organization shall be able to provide information about new courses they wish to offer.</text:span></text:p>
        </text:list-item>
        <text:list-item>
          <text:p text:style-name="P8"><text:span text:style-name="T6">Each organization shall be able to provide, descriptions, pictures and documents as they deem appropriate to accompany information pages about the organization as a whole, an individual course or a member of staff.</text:span></text:p>
        </text:list-item>
        <text:list-item>
          <text:p text:style-name="P8"><text:span text:style-name="T6">Each organization shall be able to provide specific course details such as pre-requisites, prices and durations for each course that they offer.</text:span></text:p>
        </text:list-item>
        <text:list-item>
          <text:p text:style-name="P8"><text:span text:style-name="T6">Each organization shall be able to view the various information pages from a number of different perspectives:</text:span></text:p>
          <text:list>
            <text:list-item>
              <text:p text:style-name="P8"><text:span text:style-name="T6">An administrative perspective, with options to edit and rearrange the different components of the page</text:span></text:p>
            </text:list-item>
            <text:list-item>
              <text:p text:style-name="P8"><text:span text:style-name="T6">An anonymous perspective, as seen by the anonymous visitor, as well as how it would be seen by prospective and active students.</text:span></text:p>
            </text:list-item>
          </text:list>
        </text:list-item>
        <text:list-item>
          <text:p text:style-name="P8"><text:span text:style-name="T6">Each organization shall be able to revise and edit all components of these pages through the web service without the permission or oversight of any administrative staff.</text:span></text:p>
        </text:list-item>
        <text:list-item>
          <text:p text:style-name="P8"><text:soft-page-break/><text:span text:style-name="T6">Each organization shall, for each course they offer, be able to view the current enrolment status, that is, a list of the students which are enrolled and other related information.</text:span></text:p>
        </text:list-item>
      </text:list>
      <text:p text:style-name="P16"/>
      <text:p text:style-name="P1"><text:span text:style-name="T4">2.5 Third party contract holders</text:span></text:p>
      <text:list xml:id="list1611281838" text:style-name="WWNum7">
        <text:list-item>
          <text:p text:style-name="P9"><text:span text:style-name="T6">Third party contract holders will be able to update existing web service plugins for pages like the P&amp;C page.</text:span></text:p>
        </text:list-item>
        <text:list-item>
          <text:p text:style-name="P9"><text:span text:style-name="T6">Third party contract holders will be able to install new web service plugins for a variety of different pages, including but not limited to the P&amp;C page.</text:span></text:p>
        </text:list-item>
        <text:list-item>
          <text:p text:style-name="P9"><text:span text:style-name="T6">Third party contract holders will have access to a variety of different website perspectives, so that they are able to evaluate the functionality which they provide from the viewpoints of several different stakeholders, such as anonymous or active students.</text:span></text:p>
        </text:list-item>
      </text:list>
      <text:p text:style-name="P16"/>
      <text:p text:style-name="P1"><text:span text:style-name="T4">2.6 Administrative staff</text:span></text:p>
      <text:list xml:id="list1037138433" text:style-name="WWNum8">
        <text:list-item>
          <text:p text:style-name="P10"><text:span text:style-name="T6">Administrative staff will have access to a variety of necessary tools such as:</text:span></text:p>
          <text:list>
            <text:list-item>
              <text:p text:style-name="P10"><text:span text:style-name="T6">The suspension or deactivation of accounts</text:span></text:p>
            </text:list-item>
            <text:list-item>
              <text:p text:style-name="P10"><text:span text:style-name="T6">The reversal of unintended or unacceptable changes to descriptions, documents etc</text:span></text:p>
            </text:list-item>
            <text:list-item>
              <text:p text:style-name="P10"><text:span text:style-name="T6">The modification of user data such as passwords and confidential information, where permitted and required.</text:span></text:p>
            </text:list-item>
          </text:list>
        </text:list-item>
        <text:list-item>
          <text:p text:style-name="P10"><text:span text:style-name="T6">Administrative staff will have the ability to view pages from any of the available perspectives</text:span></text:p>
        </text:list-item>
        <text:list-item>
          <text:p text:style-name="P10"><text:span text:style-name="T6">Administrative staff will be able to monitor and respond to the helpdesk available to active students.</text:span></text:p>
        </text:list-item>
      </text:list>
      <text:p text:style-name="P16"/>
      <text:p text:style-name="P1"><text:span text:style-name="T3">3. Non-functional requirements</text:span></text:p>
      <text:p text:style-name="P16"/>
      <text:p text:style-name="P1"><text:span text:style-name="T4">3.1 Legal requirements</text:span></text:p>
      <text:list xml:id="list2357035145" text:style-name="WWNum9">
        <text:list-item>
          <text:p text:style-name="P11"><text:span text:style-name="T6">All users will have access to the terms and conditions for using the service, network policies and other such documents.</text:span></text:p>
        </text:list-item>
        <text:list-item>
          <text:p text:style-name="P11"><text:span text:style-name="T6">All information displayed will be moderated to the best of the network’s ability and in accordance with strict ethics and equality guidelines.</text:span></text:p>
        </text:list-item>
      </text:list>
      <text:p text:style-name="P16"/>
      <text:p text:style-name="P1"><text:span text:style-name="T4">3.2 Accessibility requirements</text:span></text:p>
      <text:list xml:id="list3164444129" text:style-name="WWNum10">
        <text:list-item>
          <text:p text:style-name="P12"><text:span text:style-name="T6">All pages will be available in a variety of font sizes, colours and will have audio options for deaf, colour-blind or impaired vision users.</text:span></text:p>
        </text:list-item>
      </text:list>
      <text:p text:style-name="P16"/>
      <text:p text:style-name="P1"><text:span text:style-name="T3">4 Assumptions</text:span></text:p>
      <text:p text:style-name="P16"/>
      <text:p text:style-name="P1"><text:span text:style-name="T6">This set of requirements rests on several assumptions of what is expected where the requirements have been brief or not specific. In broad terms, it has been assumed that:</text:span></text:p>
      <text:list xml:id="list9787666" text:style-name="WWNum11">
        <text:list-item>
          <text:p text:style-name="P13"><text:span text:style-name="T6">A student’s program can be composed of courses from a variety of different organizations and not just those prescribed by one.</text:span></text:p>
        </text:list-item>
        <text:list-item>
          <text:p text:style-name="P13"><text:span text:style-name="T6">A student selects a variety of courses which together forms a program, pays for them, and has lifelong access to those selected.</text:span></text:p>
        </text:list-item>
        <text:list-item>
          <text:p text:style-name="P13"><text:span text:style-name="T6">A student may order and pay for a course without having completed the pre-requisites, so long as they also order them, and complete them before beginning the later courses.</text:span></text:p>
        </text:list-item>
        <text:list-item>
          <text:p text:style-name="P13"><text:span text:style-name="T6">The organizations each have professional educators, such as professors, who are affiliated to each course and responsible for the content thereof.</text:span></text:p>
        </text:list-item>
        <text:list-item>
          <text:p text:style-name="P13"><text:span text:style-name="T6">The network has a variety of different legal documents and policies which will need displaying.</text:span></text:p>
        </text:list-item>
        <text:list-item>
          <text:p text:style-name="P13"><text:span text:style-name="T6">All pages need to be accessible to people with a variety of disabilities or other sensory impairments.</text:span></text:p>
        </text:list-item>
        <text:list-item>
          <text:p text:style-name="P13"><text:span text:style-name="T6">A number of smaller implementation details, as described in the requirements abo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GB"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bold" style:font-name-complex="OpenSymbol2" style:font-family-complex="OpenSymbol" style:font-family-generic-complex="system" style:font-pitch-complex="variable"/>
    </style:style>
    <style:style style:name="ListLabel_20_29" style:display-name="ListLabel 29" style:family="text">
      <style:text-properties fo:font-weight="bold"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weight="bold"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weight="bold" style:font-name-complex="OpenSymbol2" style:font-family-complex="OpenSymbol" style:font-family-generic-complex="system" style:font-pitch-complex="variable"/>
    </style:style>
    <style:style style:name="ListLabel_20_47" style:display-name="ListLabel 47" style:family="text">
      <style:text-properties fo:font-weight="bold"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weight="bold"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bold" style:font-name-complex="OpenSymbol2" style:font-family-complex="OpenSymbol" style:font-family-generic-complex="system" style:font-pitch-complex="variable"/>
    </style:style>
    <style:style style:name="ListLabel_20_65" style:display-name="ListLabel 65" style:family="text">
      <style:text-properties fo:font-weight="bold"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bold"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weight="bold"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weight="bold"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weight="bold"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57:59</meta:creation-date>
    <dc:language>en-GB</dc:language>
    <dc:date>2020-02-24T14:14:16</dc:date>
    <meta:editing-cycles>1</meta:editing-cycles>
    <meta:editing-duration>PT2M</meta:editing-duration>
    <meta:generator>LibreOffice/5.3.6.1$Linux_X86_64 LibreOffice_project/30$Build-1</meta:generator>
    <meta:document-statistic meta:table-count="0" meta:image-count="0" meta:object-count="0" meta:page-count="3" meta:paragraph-count="84" meta:word-count="1427" meta:character-count="8678" meta:non-whitespace-character-count="7403"/>
  </office:meta>
</office:document-meta>
</file>